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25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639f7" officeooo:paragraph-rsid="002639f7" style:language-asian="zxx" style:country-asian="none" style:language-complex="zxx" style:country-complex="none"/>
    </style:style>
    <style:style style:name="T1" style:family="text">
      <style:text-properties fo:language="en" fo:country="US" officeooo:rsid="002639f7"/>
    </style:style>
    <style:style style:name="T2" style:family="text">
      <style:text-properties fo:language="ru" fo:country="RU"/>
    </style:style>
    <style:style style:name="T3" style:family="text">
      <style:text-properties officeooo:rsid="000f99a4"/>
    </style:style>
    <style:style style:name="T4" style:family="text">
      <style:text-properties officeooo:rsid="00101e7f"/>
    </style:style>
    <style:style style:name="T5" style:family="text">
      <style:text-properties officeooo:rsid="001372d1"/>
    </style:style>
    <style:style style:name="T6" style:family="text">
      <style:text-properties officeooo:rsid="0014d466"/>
    </style:style>
    <style:style style:name="T7" style:family="text">
      <style:text-properties officeooo:rsid="00162160"/>
    </style:style>
    <style:style style:name="T8" style:family="text">
      <style:text-properties officeooo:rsid="001bb032"/>
    </style:style>
    <style:style style:name="T9" style:family="text">
      <style:text-properties officeooo:rsid="001f720d"/>
    </style:style>
    <style:style style:name="T10" style:family="text">
      <style:text-properties officeooo:rsid="00227165"/>
    </style:style>
    <style:style style:name="T11" style:family="text">
      <style:text-properties officeooo:rsid="0011c8f7"/>
    </style:style>
    <style:style style:name="T12" style:family="text">
      <style:text-properties officeooo:rsid="002639f7"/>
    </style:style>
    <style:style style:name="T13" style:family="text">
      <style:text-properties fo:language="zxx" fo:country="none" officeooo:rsid="00162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3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3">ы</text:span>вающая на отсутств<text:span text:style-name="T3">ие</text:span> чего-<text:span text:style-name="T3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25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4">JPT с выбранным кодом</text:span></text:p>
      <text:p text:style-name="P5">COM – <text:span text:style-name="T4">код (9) использование инструкции с выбранным кодом</text:span></text:p>
      <text:p text:style-name="P5">PUT – <text:span text:style-name="T4">код (10) вывод значений на экран</text:span></text:p>
      <text:p text:style-name="P5">ACCADD – <text:span text:style-name="T4">код (14) увеличение значения в аккумуляторе на выбранное количество единиц.</text:span></text:p>
      <text:p text:style-name="P6">ACCSUBT – <text:span text:style-name="T4">код (15) уменьшение значения в аккумуляторе на выбранное количество единиц.</text:span></text:p>
      <text:p text:style-name="P5">CMP – <text:span text:style-name="T4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10">аккумулятора.</text:span></text:p>
      <text:p text:style-name="P11">ACCDIV – код (20) деление аккумулятора.</text:p>
      <text:p text:style-name="P5"/>
      <text:p text:style-name="P26">Флаги:</text:p>
      <text:p text:style-name="P5">STDI – <text:span text:style-name="T11">код (100) указывает на то что данные это число</text:span></text:p>
      <text:p text:style-name="P5">STDA – <text:span text:style-name="T11">код (101) указывает на то что данные это адрес регистра</text:span></text:p>
      <text:p text:style-name="P5">STDC – <text:span text:style-name="T11">код (102) указывает на то что данные это адрес регистра в котором находится <text:s/>код ASCII символа.</text:span></text:p>
      <text:p text:style-name="P6">CWR – <text:span text:style-name="T11">код (103) указывает на то что данные это код ASCII символа.</text:span></text:p>
      <text:p text:style-name="P5">VWR – <text:span text:style-name="T11">код (104)</text:span> <text:span text:style-name="T4">указывает на то что данные это число.</text:span></text:p>
      <text:p text:style-name="P5">ALL – <text:span text:style-name="T11">код (105) указывает на то что команда применяется ко всему коду.</text:span></text:p>
      <text:p text:style-name="P7">ACC – <text:span text:style-name="T11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9">107</text:span>) указывает на применение команды к аккумулятору, в качестве значений используются символы.</text:p>
      <text:p text:style-name="P5"/>
      <text:p text:style-name="P26">Директивы:</text:p>
      <text:p text:style-name="P5">JPT – <text:span text:style-name="T11">код (6) создаёт метку.</text:span></text:p>
      <text:p text:style-name="P5">DEB – <text:span text:style-name="T11">код (7) выводит номер читаемой ячейки памяти.</text:span></text:p>
      <text:p text:style-name="P8">MAIN – <text:s/><text:span text:style-name="T11">код (8)</text:span> <text:span text:style-name="T4">указывает на начало программы.</text:span></text:p>
      <text:p text:style-name="P8">RESTART – <text:s/><text:span text:style-name="T11">код (11)</text:span> <text:span text:style-name="T4">начинает исполнение программы сызнова.</text:span></text:p>
      <text:p text:style-name="P8">QUIT – <text:s/><text:span text:style-name="T11">код (12)</text:span> <text:span text:style-name="T4">завершает выполнение программы.</text:span></text:p>
      <text:p text:style-name="P8">CLEAR – <text:s/><text:span text:style-name="T11">код (13)</text:span> <text:span text:style-name="T4">стирает код программы из памяти.</text:span></text:p>
      <text:p text:style-name="P8">GOBACK – <text:span text:style-name="T11">код (17)</text:span> <text:span text:style-name="T4">возвращает выполнение программы в изначальную точку.</text:span></text:p>
      <text:p text:style-name="P12"><text:soft-page-break/>END – код (3070) конец программы.</text:p>
      <text:p text:style-name="P14"/>
      <text:p text:style-name="P3"><text:span text:style-name="T4">И</text:span>нструкции и их значение:</text:p>
      <text:p text:style-name="P16"/>
      <text:p text:style-name="P16">Видовые соглашения: для обозначения инструкций я буду использовать следующую нотацию:</text:p>
      <text:p text:style-name="P16"/>
      <text:p text:style-name="P16">[Команда] [Флаг / nil] [Данные / nil]</text:p>
      <text:p text:style-name="P16"/>
      <text:p text:style-name="P16">[CRG] [STDI] [<text:span text:style-name="T5">N</text:span>] – <text:span text:style-name="T5">выбор нулевой ячейки регистра N.</text:span></text:p>
      <text:p text:style-name="P27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17"/>
      <text:p text:style-name="P17">[CR<text:span text:style-name="T5">C</text:span>] [STDI] [<text:span text:style-name="T5">N</text:span>] – <text:span text:style-name="T5">выбор ячейки N, регистра выбранного ранее с помощью </text:span>[CRG] [STDI] [<text:span text:style-name="T5">N</text:span>].</text:p>
      <text:p text:style-name="P17"/>
      <text:p text:style-name="P17">[<text:span text:style-name="T5">P</text:span>RG] [STDI] [<text:span text:style-name="T5">N</text:span>] – <text:span text:style-name="T5">положить значение N в нулевую ячейку регистра выбранного с помощью </text:span>[CRG] [STDI] [<text:span text:style-name="T5">N</text:span>]<text:span text:style-name="T5">.</text:span></text:p>
      <text:p text:style-name="P34">[PRG] [STDA] [N] — положить данные в N в ячейку регистра выбранного с помощью [CRG] [STDA] [N].</text:p>
      <text:p text:style-name="P15"/>
      <text:p text:style-name="P18"><text:span text:style-name="T4">[PRC] [STDI] [N] — выбор ячейки N регистра выбранного с помощью </text:span>[CRG] [STDI] [<text:span text:style-name="T5">N</text:span>].</text:p>
      <text:p text:style-name="P18">[<text:span text:style-name="T6">P</text:span>R<text:span text:style-name="T6">C</text:span>] [STD<text:span text:style-name="T6">A</text:span>] [<text:span text:style-name="T5">N, M</text:span>] – <text:span text:style-name="T6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18"/>
      <text:p text:style-name="P18">[<text:span text:style-name="T6">GJP</text:span>] <text:span text:style-name="T12">[STDI] [N]</text:span> – <text:span text:style-name="T6">перемещение к метке N, метки могут быть только числами.</text:span></text:p>
      <text:p text:style-name="P39">[GJP] [STDA] [M] [N] – перемещение к метке N, в качестве условия используется значение регистра M, M<text:span text:style-name="T7"> имеет следующий вид: RC, где R – это номер регистра R &gt;= 1, C – это номер ячейки регистра C &gt;= 0.</text:span></text:p>
      <text:p text:style-name="P39">[GJP] [ACC] [N] – перемещение к метке N, в качестве условия используется значение аккумулятора.</text:p>
      <text:p text:style-name="P39">[GJP] [nil] [N] – не перемещение к ячейке N.</text:p>
      <text:p text:style-name="P35">[JPT] [N] [nil] — определение метки с номером N.</text:p>
      <text:p text:style-name="P19"/>
      <text:p text:style-name="P19">[<text:span text:style-name="T7">PUT</text:span>] [STDI] [<text:span text:style-name="T5">N</text:span>] – <text:span text:style-name="T7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28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28">[PUT] [CWR] [N] — вывод N как символа на экран без участия регистров.</text:p>
      <text:p text:style-name="P28">[PUT] [VWR] [N] — вывод N как числа на экран без участия регистров. </text:p>
      <text:p text:style-name="P28">[PUT] [ACC] [nil] — вывод на экран значения регистра как числа.</text:p>
      <text:p text:style-name="P13"/>
      <text:p text:style-name="P29">[DEB] [nil] [nil] — вывод читаемой сейчас ячейки памяти.</text:p>
      <text:p text:style-name="P29">[MAIN] [nil] [nil] — начало программы.</text:p>
      <text:p text:style-name="P29">[RESTART] [nil] [nil] — начало работы программы сызнова.</text:p>
      <text:p text:style-name="P12">[QUIT] [nil] [nil] — немедленное завершение программы.</text:p>
      <text:p text:style-name="P12"/>
      <text:p text:style-name="P29">[CLEAR] [ALL] [nil] — стирание всего кода программы находящегося до вызова CLEAR.</text:p>
      <text:p text:style-name="P29">[CLEAR] [N] [nil] — стирание определённой ячейки памяти.</text:p>
      <text:p text:style-name="P12"/>
      <text:p text:style-name="P29">[ACCADD] [STDI] [nil] — увеличение значения аккумулятора на 1. Инкремент.</text:p>
      <text:p text:style-name="P29"><text:soft-page-break/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30">[ACCADD] [VWR] [N] — прибавить к значению в аккумуляторе число N.</text:p>
      <text:p text:style-name="P20"/>
      <text:p text:style-name="P31">[ACCSUBT] [STDI] [nil] — Вычитание из значения аккумулятора 1. Декремент.</text:p>
      <text:p text:style-name="P31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30">[ACCSUBT] [VWR] [N] — вычитание из значения аккумулятора числа N.</text:p>
      <text:p text:style-name="P22"/>
      <text:p text:style-name="P37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23"/>
      <text:p text:style-name="P32">[GOBACK] [nil] [nil] — применяется если после перехода к метке нужно вернуться обратно.</text:p>
      <text:p text:style-name="P24"/>
      <text:p text:style-name="P9">[INPUT] [STDI] [N] – ввод числовых значений в регистр N. N<text:span text:style-name="T8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8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30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30">[ACCMULT] [VWR] [N] — умножение значения аккумулятора на число N.</text:p>
      <text:p text:style-name="P21"/>
      <text:p text:style-name="P30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33">[ACCDIV] [VWR] [N] — деление значения регистра на N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3-30T15:50:51.737000000</dc:date>
    <meta:editing-duration>PT1H30M11S</meta:editing-duration>
    <meta:editing-cycles>11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2" meta:word-count="1026" meta:character-count="6325" meta:non-whitespace-character-count="5275"/>
  </office:meta>
</office:document-meta>
</file>